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qm-charge-cnt'.B2:.B1001])" office:value-type="float" office:value="0.788" calcext:value-type="float">
            <text:p>0.788</text:p>
          </table:table-cell>
          <table:table-cell table:formula="of:=AVERAGE([$'qm-charge-cnt'.C2:.C1001])" office:value-type="float" office:value="0.441" calcext:value-type="float">
            <text:p>0.441</text:p>
          </table:table-cell>
          <table:table-cell table:formula="of:=AVERAGE([$'qm-charge-cnt'.B2:.B1001]; [$'qm-charge-cnt'.C2:.C1001])" office:value-type="float" office:value="0.6145" calcext:value-type="float">
            <text:p>0.6145</text:p>
          </table:table-cell>
          <table:table-cell table:formula="of:=AVERAGE([$'sa-exhaustive-charge-cnt'.C2:.C1001])" office:value-type="float" office:value="1.8" calcext:value-type="float">
            <text:p>1.8</text:p>
          </table:table-cell>
          <table:table-cell table:formula="of:=AVERAGE([$'sa-exhaustive-charge-cnt'.D2:.D1001])" office:value-type="float" office:value="0.159" calcext:value-type="float">
            <text:p>0.159</text:p>
          </table:table-cell>
          <table:table-cell table:formula="of:=AVERAGE([$'sa-exhaustive-charge-cnt'.C2:.C1001]; [$'sa-exhaustive-charge-cnt'.D2:.D1001])" office:value-type="float" office:value="0.9795" calcext:value-type="float">
            <text:p>0.9795</text:p>
          </table:table-cell>
          <table:table-cell table:formula="of:=AVERAGE([$'sa-quick-charge-cnt'.C2:.C1001])" office:value-type="float" office:value="1.494" calcext:value-type="float">
            <text:p>1.494</text:p>
          </table:table-cell>
          <table:table-cell table:formula="of:=AVERAGE([$'sa-quick-charge-cnt'.D2:.D1001])" office:value-type="float" office:value="0.234" calcext:value-type="float">
            <text:p>0.234</text:p>
          </table:table-cell>
          <table:table-cell table:formula="of:=AVERAGE([$'sa-quick-charge-cnt'.B2:.B1001]; [$'sa-quick-charge-cnt'.C2:.C1001])" office:value-type="float" office:value="5.1985" calcext:value-type="float">
            <text:p>5.19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1" calcext:value-type="float">
            <text:p>1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2" calcext:value-type="float">
            <text:p>2</text:p>
          </table:table-cell>
          <table:table-cell table:style-name="ce6" table:formula="of:=MAX([$'qm-charge-cnt'.C2:.C2003])" office:value-type="float" office:value="1" calcext:value-type="float">
            <text:p>1</text:p>
          </table:table-cell>
          <table:table-cell table:style-name="ce9" table:formula="of:=MAX([$'qm-charge-cnt'.B2:.B1003]; [$'qm-charge-cnt'.C2:.C1003])" office:value-type="float" office:value="2" calcext:value-type="float">
            <text:p>2</text:p>
          </table:table-cell>
          <table:table-cell table:style-name="ce4" table:formula="of:=MAX([$'sa-exhaustive-charge-cnt'.C2:.C2003])" office:value-type="float" office:value="7" calcext:value-type="float">
            <text:p>7</text:p>
          </table:table-cell>
          <table:table-cell table:style-name="ce6" table:formula="of:=MAX([$'sa-exhaustive-charge-cnt'.D2:.D2003])" office:value-type="float" office:value="2" calcext:value-type="float">
            <text:p>2</text:p>
          </table:table-cell>
          <table:table-cell table:style-name="ce9" table:formula="of:=MAX([$'sa-exhaustive-charge-cnt'.C2:.C1003]; [$'sa-exhaustive-charge-cnt'.D2:.D1003])" office:value-type="float" office:value="7" calcext:value-type="float">
            <text:p>7</text:p>
          </table:table-cell>
          <table:table-cell table:style-name="ce4" table:formula="of:=MAX([$'sa-quick-charge-cnt'.C2:.C2003])" office:value-type="float" office:value="6" calcext:value-type="float">
            <text:p>6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6" calcext:value-type="float">
            <text:p>6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9:39:31.2401711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9:41:23.480648551</dc:date>
    <meta:editing-duration>PT32M58S</meta:editing-duration>
    <meta:editing-cycles>23</meta:editing-cycles>
    <meta:generator>LibreOffice/24.2.1.2$Linux_X86_64 LibreOffice_project/420$Build-2</meta:generator>
    <meta:document-statistic meta:table-count="5" meta:cell-count="14070" meta:object-count="0"/>
  </office:meta>
</office:document-meta>
</file>